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b47804"/>
    </style:style>
    <style:style style:name="ce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er1 - c++" table:style-name="ta1">
        <table:shapes>
          <draw:frame draw:z-index="0" draw:style-name="gr1" draw:text-style-name="P1" svg:width="11.045cm" svg:height="8.074cm" svg:x="1.045cm" svg:y="5.047cm">
            <draw:object draw:notify-on-update-of-ranges="'exer1 - c++'.A2:'exer1 - c++'.A8 'exer1 - c++'.B1:'exer1 - c++'.B1 'exer1 - c++'.B2:'exer1 - c++'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492cm" svg:height="8.419cm" svg:x="30.483cm" svg:y="4.942cm">
            <draw:object draw:notify-on-update-of-ranges="'exer1 - c++'.A2:'exer1 - c++'.A8 'exer1 - c++'.C1:'exer1 - c++'.C1 'exer1 - c++'.C2:'exer1 - c++'.C8 'exer1 - c++'.D1:'exer1 - c++'.D1 'exer1 - c++'.D2:'exer1 - c++'.D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4.768cm" svg:height="9.111cm" svg:x="13.256cm" svg:y="5.073cm">
            <draw:object draw:notify-on-update-of-ranges="'exer1 - c++'.M2:'exer1 - c++'.M8 'exer1 - c++'.K2:'exer1 - c++'.K2 'exer1 - c++'.B2:'exer1 - c++'.B8 'exer1 - c++'.K3:'exer1 - c++'.K3 'exer1 - c++'.N2:'exer1 - c++'.N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 – Std</text:p>
          </table:table-cell>
          <table:table-cell office:value-type="string" calcext:value-type="string">
            <text:p>L2 – Std</text:p>
          </table:table-cell>
          <table:table-cell table:number-columns-repeated="8"/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24477" calcext:value-type="float">
            <text:p>0,24477</text:p>
          </table:table-cell>
          <table:table-cell office:value-type="float" office:value="244806664" calcext:value-type="float">
            <text:p>244806664</text:p>
          </table:table-cell>
          <table:table-cell office:value-type="float" office:value="42692166" calcext:value-type="float">
            <text:p>42692166</text:p>
          </table:table-cell>
          <table:table-cell table:number-columns-repeated="6"/>
          <table:table-cell office:value-type="string" calcext:value-type="string">
            <text:p>C++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0.261" calcext:value-type="float">
            <text:p>0,26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4234" calcext:value-type="float">
            <text:p>1,64234</text:p>
          </table:table-cell>
          <table:table-cell office:value-type="float" office:value="1224650781" calcext:value-type="float">
            <text:p>1224650781</text:p>
          </table:table-cell>
          <table:table-cell office:value-type="float" office:value="256217363" calcext:value-type="float">
            <text:p>256217363</text:p>
          </table:table-cell>
          <table:table-cell table:number-columns-repeated="6"/>
          <table:table-cell office:value-type="string" calcext:value-type="string">
            <text:p>Java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.179" calcext:value-type="float">
            <text:p>2,17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74684" calcext:value-type="float">
            <text:p>4,74684</text:p>
          </table:table-cell>
          <table:table-cell office:value-type="float" office:value="3520341095" calcext:value-type="float">
            <text:p>3520341095</text:p>
          </table:table-cell>
          <table:table-cell office:value-type="float" office:value="1700444516" calcext:value-type="float">
            <text:p>1700444516</text:p>
          </table:table-cell>
          <table:table-cell table:number-columns-repeated="8"/>
          <table:table-cell office:value-type="float" office:value="1400" calcext:value-type="float">
            <text:p>1400</text:p>
          </table:table-cell>
          <table:table-cell office:value-type="float" office:value="5.568" calcext:value-type="float">
            <text:p>5,56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2.386" calcext:value-type="float">
            <text:p>22,386</text:p>
          </table:table-cell>
          <table:table-cell office:value-type="float" office:value="9059253458" calcext:value-type="float">
            <text:p>9059253458</text:p>
          </table:table-cell>
          <table:table-cell office:value-type="float" office:value="8873232145" calcext:value-type="float">
            <text:p>8873232145</text:p>
          </table:table-cell>
          <table:table-cell table:number-columns-repeated="8"/>
          <table:table-cell office:value-type="float" office:value="1800" calcext:value-type="float">
            <text:p>1800</text:p>
          </table:table-cell>
          <table:table-cell office:value-type="float" office:value="23.187" calcext:value-type="float">
            <text:p>23,18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8.3412" calcext:value-type="float">
            <text:p>48,3412</text:p>
          </table:table-cell>
          <table:table-cell office:value-type="float" office:value="17644124045" calcext:value-type="float">
            <text:p>17644124045</text:p>
          </table:table-cell>
          <table:table-cell office:value-type="float" office:value="25375241449" calcext:value-type="float">
            <text:p>25375241449</text:p>
          </table:table-cell>
          <table:table-cell table:number-columns-repeated="8"/>
          <table:table-cell office:value-type="float" office:value="2200" calcext:value-type="float">
            <text:p>2200</text:p>
          </table:table-cell>
          <table:table-cell office:value-type="float" office:value="48.726" calcext:value-type="float">
            <text:p>48,72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86.2234" calcext:value-type="float">
            <text:p>86,2234</text:p>
          </table:table-cell>
          <table:table-cell office:value-type="float" office:value="30912266518" calcext:value-type="float">
            <text:p>30912266518</text:p>
          </table:table-cell>
          <table:table-cell office:value-type="float" office:value="52844144647" calcext:value-type="float">
            <text:p>52844144647</text:p>
          </table:table-cell>
          <table:table-cell table:number-columns-repeated="8"/>
          <table:table-cell office:value-type="float" office:value="2600" calcext:value-type="float">
            <text:p>2600</text:p>
          </table:table-cell>
          <table:table-cell office:value-type="float" office:value="86.293" calcext:value-type="float">
            <text:p>86,293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3.751" calcext:value-type="float">
            <text:p>143,751</text:p>
          </table:table-cell>
          <table:table-cell office:value-type="float" office:value="50317568625" calcext:value-type="float">
            <text:p>50317568625</text:p>
          </table:table-cell>
          <table:table-cell office:value-type="float" office:value="97470458573" calcext:value-type="float">
            <text:p>97470458573</text:p>
          </table:table-cell>
          <table:table-cell table:number-columns-repeated="8"/>
          <table:table-cell office:value-type="float" office:value="3000" calcext:value-type="float">
            <text:p>3000</text:p>
          </table:table-cell>
          <table:table-cell office:value-type="float" office:value="140.909" calcext:value-type="float">
            <text:p>140,909</text:p>
          </table:table-cell>
        </table:table-row>
      </table:table>
      <table:table table:name="exerc2.1 - c++" table:style-name="ta1">
        <table:shapes>
          <draw:frame draw:z-index="0" draw:style-name="gr1" draw:text-style-name="P1" svg:width="15.997cm" svg:height="9.005cm" svg:x="13.877cm" svg:y="1.009cm">
            <draw:object draw:notify-on-update-of-ranges="'exerc2.1 - c++'.B3:'exerc2.1 - c++'.B9 'exerc2.1 - c++'.A3:'exerc2.1 - c++'.A3 'exerc2.1 - c++'.C3:'exerc2.1 - c++'.C9 'exerc2.1 - c++'.A11:'exerc2.1 - c++'.A11 'exerc2.1 - c++'.C11:'exerc2.1 - c++'.C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.473cm" svg:height="6.933cm" svg:x="2.368cm" svg:y="14.689cm">
            <draw:object draw:notify-on-update-of-ranges="'exerc2.1 - c++'.B3:'exerc2.1 - c++'.B9 'exerc2.1 - c++'.D2:'exerc2.1 - c++'.D2 'exerc2.1 - c++'.D3:'exerc2.1 - c++'.D9 'exerc2.1 - c++'.E2:'exerc2.1 - c++'.E2 'exerc2.1 - c++'.E3:'exerc2.1 - c++'.E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.143cm" svg:height="7.597cm" svg:x="16.796cm" svg:y="14.237cm">
            <draw:object draw:notify-on-update-of-ranges="'exerc2.1 - c++'.B3:'exerc2.1 - c++'.B9 'exer1 - c++'.C1:'exer1 - c++'.C1 'exer1 - c++'.C2:'exer1 - c++'.C8 'exer1 - c++'.D1:'exer1 - c++'.D1 'exer1 - c++'.D2:'exer1 - c++'.D8 'exerc2.1 - c++'.D2:'exerc2.1 - c++'.D2 'exerc2.1 - c++'.D3:'exerc2.1 - c++'.D9 'exerc2.1 - c++'.E2:'exerc2.1 - c++'.E2 'exerc2.1 - c++'.E3:'exerc2.1 - c++'.E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11.206cm" svg:height="6.747cm" svg:x="2.313cm" svg:y="28.98cm">
            <draw:object draw:notify-on-update-of-ranges="'exerc2.1 - c++'.C56:'exerc2.1 - c++'.C59 'exerc2.1 - c++'.D55:'exerc2.1 - c++'.D55 'exerc2.1 - c++'.D56:'exerc2.1 - c++'.D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4" draw:style-name="gr1" draw:text-style-name="P1" svg:width="13.932cm" svg:height="7.411cm" svg:x="14.015cm" svg:y="28.873cm">
            <draw:object draw:notify-on-update-of-ranges="'exerc2.1 - c++'.C56:'exerc2.1 - c++'.C59 'exerc2.1 - c++'.E55:'exerc2.1 - c++'.E55 'exerc2.1 - c++'.E56:'exerc2.1 - c++'.E59 'exerc2.1 - c++'.F55:'exerc2.1 - c++'.F55 'exerc2.1 - c++'.F56:'exerc2.1 - c++'.F5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4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 – LL</text:p>
          </table:table-cell>
          <table:table-cell office:value-type="string" calcext:value-type="string">
            <text:p>L2 – LL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++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18653" calcext:value-type="float">
            <text:p>0,118653</text:p>
          </table:table-cell>
          <table:table-cell table:style-name="ce1" office:value-type="float" office:value="27109212" calcext:value-type="float">
            <text:p>27109212</text:p>
          </table:table-cell>
          <table:table-cell table:style-name="ce1" office:value-type="float" office:value="56647726" calcext:value-type="float">
            <text:p>56647726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645767" calcext:value-type="float">
            <text:p>0,645767</text:p>
          </table:table-cell>
          <table:table-cell table:style-name="ce1" office:value-type="float" office:value="125729167" calcext:value-type="float">
            <text:p>125729167</text:p>
          </table:table-cell>
          <table:table-cell table:style-name="ce1" office:value-type="float" office:value="257837400" calcext:value-type="float">
            <text:p>25783740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.81505" calcext:value-type="float">
            <text:p>1,81505</text:p>
          </table:table-cell>
          <table:table-cell table:style-name="ce1" office:value-type="float" office:value="346028960" calcext:value-type="float">
            <text:p>346028960</text:p>
          </table:table-cell>
          <table:table-cell table:style-name="ce1" office:value-type="float" office:value="700519840" calcext:value-type="float">
            <text:p>70051984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3.88589" calcext:value-type="float">
            <text:p>3,88589</text:p>
          </table:table-cell>
          <table:table-cell table:style-name="ce1" office:value-type="float" office:value="745244062" calcext:value-type="float">
            <text:p>745244062</text:p>
          </table:table-cell>
          <table:table-cell table:style-name="ce1" office:value-type="float" office:value="1496961085" calcext:value-type="float">
            <text:p>1496961085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7.23302" calcext:value-type="float">
            <text:p>7,23302</text:p>
          </table:table-cell>
          <table:table-cell table:style-name="ce1" office:value-type="float" office:value="2077942527" calcext:value-type="float">
            <text:p>2077942527</text:p>
          </table:table-cell>
          <table:table-cell table:style-name="ce1" office:value-type="float" office:value="2733410635" calcext:value-type="float">
            <text:p>2733410635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12.2297" calcext:value-type="float">
            <text:p>12,2297</text:p>
          </table:table-cell>
          <table:table-cell table:style-name="ce1" office:value-type="float" office:value="4412815940" calcext:value-type="float">
            <text:p>4412815940</text:p>
          </table:table-cell>
          <table:table-cell table:style-name="ce1" office:value-type="float" office:value="4528115554" calcext:value-type="float">
            <text:p>4528115554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8.7943" calcext:value-type="float">
            <text:p>18,7943</text:p>
          </table:table-cell>
          <table:table-cell table:style-name="ce1" office:value-type="float" office:value="6779524738" calcext:value-type="float">
            <text:p>6779524738</text:p>
          </table:table-cell>
          <table:table-cell table:style-name="ce1" office:value-type="float" office:value="6953583334" calcext:value-type="float">
            <text:p>6953583334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Java</text:p>
          </table:table-cell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0.162" calcext:value-type="float">
            <text:p>0,162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886" calcext:value-type="float">
            <text:p>0,88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2.331" calcext:value-type="float">
            <text:p>2,33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1800" calcext:value-type="float">
            <text:p>1800</text:p>
          </table:table-cell>
          <table:table-cell table:style-name="ce1" office:value-type="float" office:value="6.987" calcext:value-type="float">
            <text:p>6,987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2200" calcext:value-type="float">
            <text:p>2200</text:p>
          </table:table-cell>
          <table:table-cell table:style-name="ce1" office:value-type="float" office:value="12.716" calcext:value-type="float">
            <text:p>12,716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2600" calcext:value-type="float">
            <text:p>2600</text:p>
          </table:table-cell>
          <table:table-cell table:style-name="ce1" office:value-type="float" office:value="20.915" calcext:value-type="float">
            <text:p>20,915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32.138" calcext:value-type="float">
            <text:p>32,138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Racio</text:p>
          </table:table-cell>
          <table:table-cell table:number-columns-repeated="13"/>
        </table:table-row>
        <table:table-row table:style-name="ro1">
          <table:table-cell table:number-columns-repeated="2"/>
          <table:table-cell table:formula="of:=[.C11]/[$'exer1 - c++'.B2]" office:value-type="float" office:value="0.661845814438044" calcext:value-type="float">
            <text:p>0,661845814438044</text:p>
          </table:table-cell>
          <table:table-cell table:formula="of:=[.C23]*100" office:value-type="float" office:value="66.1845814438044" calcext:value-type="float">
            <text:p>66,18458144380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2]/[$'exer1 - c++'.B3]" office:value-type="float" office:value="0.539474164911042" calcext:value-type="float">
            <text:p>0,539474164911042</text:p>
          </table:table-cell>
          <table:table-cell table:formula="of:=[.C24]*100" office:value-type="float" office:value="53.9474164911042" calcext:value-type="float">
            <text:p>53,947416491104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3]/[$'exer1 - c++'.B4]" office:value-type="float" office:value="0.491063528579013" calcext:value-type="float">
            <text:p>0,491063528579013</text:p>
          </table:table-cell>
          <table:table-cell table:formula="of:=[.C25]*100" office:value-type="float" office:value="49.1063528579013" calcext:value-type="float">
            <text:p>49,106352857901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4]/[$'exer1 - c++'.B5]" office:value-type="float" office:value="0.312114714553739" calcext:value-type="float">
            <text:p>0,312114714553739</text:p>
          </table:table-cell>
          <table:table-cell table:formula="of:=[.C26]*100" office:value-type="float" office:value="31.2114714553739" calcext:value-type="float">
            <text:p>31,211471455373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5]/[$'exer1 - c++'.B6]" office:value-type="float" office:value="0.263046842031228" calcext:value-type="float">
            <text:p>0,263046842031228</text:p>
          </table:table-cell>
          <table:table-cell table:formula="of:=[.C27]*100" office:value-type="float" office:value="26.3046842031228" calcext:value-type="float">
            <text:p>26,304684203122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6]/[$'exer1 - c++'.B7]" office:value-type="float" office:value="0.242567562865765" calcext:value-type="float">
            <text:p>0,242567562865765</text:p>
          </table:table-cell>
          <table:table-cell table:formula="of:=[.C28]*100" office:value-type="float" office:value="24.2567562865765" calcext:value-type="float">
            <text:p>24,2567562865765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[.C17]/[$'exer1 - c++'.B8]" office:value-type="float" office:value="0.223567140402502" calcext:value-type="float">
            <text:p>0,223567140402502</text:p>
          </table:table-cell>
          <table:table-cell table:formula="of:=[.C29]*100" office:value-type="float" office:value="22.3567140402502" calcext:value-type="float">
            <text:p>22,3567140402502</text:p>
          </table:table-cell>
          <table:table-cell/>
          <table:table-cell office:value-type="string" calcext:value-type="string">
            <text:p>Media: </text:p>
          </table:table-cell>
          <table:table-cell table:formula="of:=([.D23]+[.D24]+[.D25]+[.D26]+[.D27]+[.D28]+[.E29])/7" office:value-type="float" office:value="35.8587518196976" calcext:value-type="float">
            <text:p>35,8587518196976</text:p>
          </table:table-cell>
          <table:table-cell table:number-columns-repeated="8"/>
        </table:table-row>
        <table:table-row table:style-name="ro1" table:number-rows-repeated="21">
          <table:table-cell table:number-columns-repeated="15"/>
        </table:table-row>
        <table:table-row table:style-name="ro1">
          <table:table-cell table:style-name="ce3"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++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Size 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49.092" calcext:value-type="float">
            <text:p>49,092</text:p>
          </table:table-cell>
          <table:table-cell office:value-type="float" office:value="17699318156" calcext:value-type="float">
            <text:p>17699318156</text:p>
          </table:table-cell>
          <table:table-cell office:value-type="float" office:value="17737250883" calcext:value-type="float">
            <text:p>1773725088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6144" calcext:value-type="float">
            <text:p>6144</text:p>
          </table:table-cell>
          <table:table-cell office:value-type="float" office:value="166.394" calcext:value-type="float">
            <text:p>166,394</text:p>
          </table:table-cell>
          <table:table-cell office:value-type="float" office:value="59715703759" calcext:value-type="float">
            <text:p>59715703759</text:p>
          </table:table-cell>
          <table:table-cell office:value-type="float" office:value="59963715709" calcext:value-type="float">
            <text:p>599637157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391.648" calcext:value-type="float">
            <text:p>391,648</text:p>
          </table:table-cell>
          <table:table-cell office:value-type="float" office:value="141502313959" calcext:value-type="float">
            <text:p>141502313959</text:p>
          </table:table-cell>
          <table:table-cell office:value-type="float" office:value="142239994261" calcext:value-type="float">
            <text:p>14223999426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0240" calcext:value-type="float">
            <text:p>10240</text:p>
          </table:table-cell>
          <table:table-cell office:value-type="float" office:value="783.672" calcext:value-type="float">
            <text:p>783,672</text:p>
          </table:table-cell>
          <table:table-cell office:value-type="float" office:value="275917139510" calcext:value-type="float">
            <text:p>275917139510</text:p>
          </table:table-cell>
          <table:table-cell office:value-type="float" office:value="301361384704" calcext:value-type="float">
            <text:p>301361384704</text:p>
          </table:table-cell>
          <table:table-cell table:number-columns-repeated="9"/>
        </table:table-row>
      </table:table>
      <table:table table:name="exerc2_2 - c++" table:style-name="ta1">
        <table:shapes>
          <draw:frame draw:z-index="0" draw:style-name="gr1" draw:text-style-name="P1" svg:width="15.999cm" svg:height="8.999cm" svg:x="0.817cm" svg:y="3.049cm">
            <draw:object draw:notify-on-update-of-ranges="'exerc2_2 - c++'.A2:'exerc2_2 - c++'.A5 'exerc2_2 - c++'.B1:'exerc2_2 - c++'.B1 'exerc2_2 - c++'.B2:'exerc2_2 - c++'.B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7cm" svg:height="9.005cm" svg:x="0.991cm" svg:y="12.723cm">
            <draw:object draw:notify-on-update-of-ranges="'exerc2_2 - c++'.A2:'exerc2_2 - c++'.A5 'exerc2_2 - c++'.C1:'exerc2_2 - c++'.C1 'exerc2_2 - c++'.C2:'exerc2_2 - c++'.C5 'exerc2_2 - c++'.D1:'exerc2_2 - c++'.D1 'exerc2_2 - c++'.D2:'exerc2_2 - c++'.D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4" table:number-columns-repeated="7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 – line</text:p>
          </table:table-cell>
          <table:table-cell table:number-columns-repeated="2"/>
          <table:table-cell office:value-type="string" calcext:value-type="string">
            <text:p>Tme – line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8.592" calcext:value-type="float">
            <text:p>48,592</text:p>
          </table:table-cell>
          <table:table-cell office:value-type="float" office:value="17706558510" calcext:value-type="float">
            <text:p>17706558510</text:p>
          </table:table-cell>
          <table:table-cell office:value-type="float" office:value="17334730364" calcext:value-type="float">
            <text:p>17334730364</text:p>
          </table:table-cell>
          <table:table-cell table:number-columns-repeated="3"/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64.263" calcext:value-type="float">
            <text:p>164,263</text:p>
          </table:table-cell>
          <table:table-cell office:value-type="float" office:value="59730941193" calcext:value-type="float">
            <text:p>59730941193</text:p>
          </table:table-cell>
          <table:table-cell office:value-type="float" office:value="58586319984" calcext:value-type="float">
            <text:p>58586319984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91.563" calcext:value-type="float">
            <text:p>391,563</text:p>
          </table:table-cell>
          <table:table-cell office:value-type="float" office:value="141493834397" calcext:value-type="float">
            <text:p>141493834397</text:p>
          </table:table-cell>
          <table:table-cell office:value-type="float" office:value="141056388335" calcext:value-type="float">
            <text:p>141056388335</text:p>
          </table:table-cell>
          <table:table-cell table:number-columns-repeated="3"/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765.795" calcext:value-type="float">
            <text:p>765,795</text:p>
          </table:table-cell>
          <table:table-cell office:value-type="float" office:value="276062704903" calcext:value-type="float">
            <text:p>276062704903</text:p>
          </table:table-cell>
          <table:table-cell office:value-type="float" office:value="296076335537" calcext:value-type="float">
            <text:p>296076335537</text:p>
          </table:table-cell>
          <table:table-cell table:number-columns-repeated="3"/>
        </table:table-row>
      </table:table>
      <table:table table:name="exerc3" table:style-name="ta1">
        <table:shapes>
          <draw:frame draw:z-index="0" draw:style-name="gr1" draw:text-style-name="P1" svg:width="13.409cm" svg:height="9.987cm" svg:x="13.575cm" svg:y="0.877cm">
            <draw:object draw:notify-on-update-of-ranges="exerc3.B2:exerc3.B5 exerc3.A1:exerc3.A1 exerc3.C2:exerc3.C5 exerc3.A13:exerc3.A13 exerc3.C14:exerc3.C17 exerc3.A7:exerc3.A7 exerc3.C8:exerc3.C11 exerc3.A19:exerc3.A19 exerc3.C20:exerc3.C2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4.741cm" svg:height="8.291cm" svg:x="28.101cm" svg:y="2.082cm">
            <draw:object draw:notify-on-update-of-ranges="exerc3.B14:exerc3.B17 exerc3.E13:exerc3.E13 exerc3.E14:exerc3.E17 'exerc2_2 - c++'.D1:'exerc2_2 - c++'.D1 'exerc2_2 - c++'.D2:'exerc2_2 - c++'.D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1" draw:text-style-name="P1" svg:width="14.217cm" svg:height="7.997cm" svg:x="28.102cm" svg:y="12.045cm">
            <draw:object draw:notify-on-update-of-ranges="exerc3.B14:exerc3.B17 exerc3.C13:exerc3.C13 exerc3.C14:exerc3.C17 'exerc2_2 - c++'.G1:'exerc2_2 - c++'.G1 'exerc2_2 - c++'.B2:'exerc2_2 - c++'.B5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4" table:default-cell-style-name="ce6"/>
        <table:table-column table:style-name="co4" table:number-columns-repeated="4" table:default-cell-style-name="Default"/>
        <table:table-row table:style-name="ro1">
          <table:table-cell table:style-name="ce5" office:value-type="float" office:value="128" calcext:value-type="float">
            <text:p>128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</text:p>
          </table:table-cell>
        </table:table-row>
        <table:table-row table:style-name="ro1">
          <table:table-cell table:style-name="ce5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38.9218" calcext:value-type="float">
            <text:p>38,9218</text:p>
          </table:table-cell>
          <table:table-cell table:style-name="ce8" office:value-type="float" office:value="9768533509" calcext:value-type="float">
            <text:p>9768533509</text:p>
          </table:table-cell>
          <table:table-cell table:style-name="ce8" office:value-type="float" office:value="31791024389" calcext:value-type="float">
            <text:p>31791024389</text:p>
          </table:table-cell>
        </table:table-row>
        <table:table-row table:style-name="ro1">
          <table:table-cell table:style-name="ce5"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132.014" calcext:value-type="float">
            <text:p>132,014</text:p>
          </table:table-cell>
          <table:table-cell table:style-name="ce8" office:value-type="float" office:value="32951401543" calcext:value-type="float">
            <text:p>32951401543</text:p>
          </table:table-cell>
          <table:table-cell table:style-name="ce8" office:value-type="float" office:value="106939697051" calcext:value-type="float">
            <text:p>106939697051</text:p>
          </table:table-cell>
        </table:table-row>
        <table:table-row table:style-name="ro1">
          <table:table-cell table:style-name="ce5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433.762" calcext:value-type="float">
            <text:p>433,762</text:p>
          </table:table-cell>
          <table:table-cell table:style-name="ce8" office:value-type="float" office:value="78535041396" calcext:value-type="float">
            <text:p>78535041396</text:p>
          </table:table-cell>
          <table:table-cell table:style-name="ce8" office:value-type="float" office:value="245225413128" calcext:value-type="float">
            <text:p>245225413128</text:p>
          </table:table-cell>
        </table:table-row>
        <table:table-row table:style-name="ro1">
          <table:table-cell table:style-name="ce5"/>
          <table:table-cell table:style-name="ce8" office:value-type="float" office:value="10240" calcext:value-type="float">
            <text:p>10240</text:p>
          </table:table-cell>
          <table:table-cell table:style-name="ce8" office:value-type="float" office:value="606.687" calcext:value-type="float">
            <text:p>606,687</text:p>
          </table:table-cell>
          <table:table-cell table:style-name="ce8" office:value-type="float" office:value="152661225018" calcext:value-type="float">
            <text:p>152661225018</text:p>
          </table:table-cell>
          <table:table-cell table:style-name="ce8" office:value-type="float" office:value="492087545430" calcext:value-type="float">
            <text:p>49208754543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float" office:value="512" calcext:value-type="float">
            <text:p>512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</text:p>
          </table:table-cell>
        </table:table-row>
        <table:table-row table:style-name="ro1">
          <table:table-cell table:style-name="ce5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43.8286" calcext:value-type="float">
            <text:p>43,8286</text:p>
          </table:table-cell>
          <table:table-cell table:style-name="ce8" office:value-type="float" office:value="8772049792" calcext:value-type="float">
            <text:p>8772049792</text:p>
          </table:table-cell>
          <table:table-cell table:style-name="ce8" office:value-type="float" office:value="19187230595" calcext:value-type="float">
            <text:p>19187230595</text:p>
          </table:table-cell>
        </table:table-row>
        <table:table-row table:style-name="ro1">
          <table:table-cell table:style-name="ce5"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147.725" calcext:value-type="float">
            <text:p>147,725</text:p>
          </table:table-cell>
          <table:table-cell table:style-name="ce8" office:value-type="float" office:value="29637195827" calcext:value-type="float">
            <text:p>29637195827</text:p>
          </table:table-cell>
          <table:table-cell table:style-name="ce8" office:value-type="float" office:value="65051423715" calcext:value-type="float">
            <text:p>65051423715</text:p>
          </table:table-cell>
        </table:table-row>
        <table:table-row table:style-name="ro1">
          <table:table-cell table:style-name="ce5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66.784" calcext:value-type="float">
            <text:p>366,784</text:p>
          </table:table-cell>
          <table:table-cell table:style-name="ce8" office:value-type="float" office:value="70283301001" calcext:value-type="float">
            <text:p>70283301001</text:p>
          </table:table-cell>
          <table:table-cell table:style-name="ce8" office:value-type="float" office:value="151823433853" calcext:value-type="float">
            <text:p>151823433853</text:p>
          </table:table-cell>
        </table:table-row>
        <table:table-row table:style-name="ro1">
          <table:table-cell table:style-name="ce5"/>
          <table:table-cell table:style-name="ce8" office:value-type="float" office:value="10240" calcext:value-type="float">
            <text:p>10240</text:p>
          </table:table-cell>
          <table:table-cell table:style-name="ce8" office:value-type="float" office:value="664.725" calcext:value-type="float">
            <text:p>664,725</text:p>
          </table:table-cell>
          <table:table-cell table:style-name="ce8" office:value-type="float" office:value="137060077019" calcext:value-type="float">
            <text:p>137060077019</text:p>
          </table:table-cell>
          <table:table-cell table:style-name="ce8" office:value-type="float" office:value="301784226568" calcext:value-type="float">
            <text:p>30178422656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float" office:value="256" calcext:value-type="float">
            <text:p>256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Time – block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 – block</text:p>
          </table:table-cell>
        </table:table-row>
        <table:table-row table:style-name="ro1">
          <table:table-cell table:style-name="ce5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38.627" calcext:value-type="float">
            <text:p>38,627</text:p>
          </table:table-cell>
          <table:table-cell table:style-name="ce8" office:value-type="float" office:value="9096762523" calcext:value-type="float">
            <text:p>9096762523</text:p>
          </table:table-cell>
          <table:table-cell table:style-name="ce8" office:value-type="float" office:value="22036705046" calcext:value-type="float">
            <text:p>22036705046</text:p>
          </table:table-cell>
        </table:table-row>
        <table:table-row table:style-name="ro1">
          <table:table-cell table:style-name="ce5"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137.654" calcext:value-type="float">
            <text:p>137,654</text:p>
          </table:table-cell>
          <table:table-cell table:style-name="ce8" office:value-type="float" office:value="30698136544" calcext:value-type="float">
            <text:p>30698136544</text:p>
          </table:table-cell>
          <table:table-cell table:style-name="ce8" office:value-type="float" office:value="74265420505" calcext:value-type="float">
            <text:p>74265420505</text:p>
          </table:table-cell>
        </table:table-row>
        <table:table-row table:style-name="ro1">
          <table:table-cell table:style-name="ce5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81.152" calcext:value-type="float">
            <text:p>381,152</text:p>
          </table:table-cell>
          <table:table-cell table:style-name="ce8" office:value-type="float" office:value="72783669879" calcext:value-type="float">
            <text:p>72783669879</text:p>
          </table:table-cell>
          <table:table-cell table:style-name="ce8" office:value-type="float" office:value="174897592982" calcext:value-type="float">
            <text:p>174897592982</text:p>
          </table:table-cell>
        </table:table-row>
        <table:table-row table:style-name="ro1">
          <table:table-cell table:style-name="ce5"/>
          <table:table-cell table:style-name="ce8" office:value-type="float" office:value="10240" calcext:value-type="float">
            <text:p>10240</text:p>
          </table:table-cell>
          <table:table-cell table:style-name="ce8" office:value-type="float" office:value="565.703" calcext:value-type="float">
            <text:p>565,703</text:p>
          </table:table-cell>
          <table:table-cell table:style-name="ce8" office:value-type="float" office:value="142014943557" calcext:value-type="float">
            <text:p>142014943557</text:p>
          </table:table-cell>
          <table:table-cell table:style-name="ce8" office:value-type="float" office:value="345218634284" calcext:value-type="float">
            <text:p>34521863428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float" office:value="1024" calcext:value-type="float">
            <text:p>1024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Time</text:p>
          </table:table-cell>
          <table:table-cell table:style-name="ce7" office:value-type="string" calcext:value-type="string">
            <text:p>L1</text:p>
          </table:table-cell>
          <table:table-cell table:style-name="ce7" office:value-type="string" calcext:value-type="string">
            <text:p>L2</text:p>
          </table:table-cell>
        </table:table-row>
        <table:table-row table:style-name="ro1">
          <table:table-cell table:style-name="ce5"/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43.7002" calcext:value-type="float">
            <text:p>43,7002</text:p>
          </table:table-cell>
          <table:table-cell table:style-name="ce8" office:value-type="float" office:value="8794450565" calcext:value-type="float">
            <text:p>8794450565</text:p>
          </table:table-cell>
          <table:table-cell table:style-name="ce8" office:value-type="float" office:value="18134155665" calcext:value-type="float">
            <text:p>18134155665</text:p>
          </table:table-cell>
        </table:table-row>
        <table:table-row table:style-name="ro1">
          <table:table-cell table:style-name="ce5"/>
          <table:table-cell table:style-name="ce8" office:value-type="float" office:value="6144" calcext:value-type="float">
            <text:p>6144</text:p>
          </table:table-cell>
          <table:table-cell table:style-name="ce8" office:value-type="float" office:value="146.009" calcext:value-type="float">
            <text:p>146,009</text:p>
          </table:table-cell>
          <table:table-cell table:style-name="ce8" office:value-type="float" office:value="29736627681" calcext:value-type="float">
            <text:p>29736627681</text:p>
          </table:table-cell>
          <table:table-cell table:style-name="ce8" office:value-type="float" office:value="61513114591" calcext:value-type="float">
            <text:p>61513114591</text:p>
          </table:table-cell>
        </table:table-row>
        <table:table-row table:style-name="ro1">
          <table:table-cell table:style-name="ce5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51.694" calcext:value-type="float">
            <text:p>351,694</text:p>
          </table:table-cell>
          <table:table-cell table:style-name="ce8" office:value-type="float" office:value="70491236349" calcext:value-type="float">
            <text:p>70491236349</text:p>
          </table:table-cell>
          <table:table-cell table:style-name="ce8" office:value-type="float" office:value="144714141044" calcext:value-type="float">
            <text:p>144714141044</text:p>
          </table:table-cell>
        </table:table-row>
        <table:table-row table:style-name="ro1">
          <table:table-cell table:style-name="ce5"/>
          <table:table-cell table:style-name="ce8" office:value-type="float" office:value="10240" calcext:value-type="float">
            <text:p>10240</text:p>
          </table:table-cell>
          <table:table-cell table:style-name="ce8" office:value-type="float" office:value="689.095" calcext:value-type="float">
            <text:p>689,095</text:p>
          </table:table-cell>
          <table:table-cell table:style-name="ce8" office:value-type="float" office:value="137696096108" calcext:value-type="float">
            <text:p>137696096108</text:p>
          </table:table-cell>
          <table:table-cell table:style-name="ce8" office:value-type="float" office:value="282728755849" calcext:value-type="float">
            <text:p>282728755849</text:p>
          </table:table-cell>
        </table:table-row>
        <table:table-row table:style-name="ro1" table:number-rows-repeated="104855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-00-0000</text:date>, <text:time style:data-style-name="N2" text:time-value="12:51:52.234271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3T13:08:58.310705083</dc:date>
    <meta:editing-duration>PT2H12M56S</meta:editing-duration>
    <meta:editing-cycles>16</meta:editing-cycles>
    <meta:generator>LibreOffice/6.4.6.2$Linux_X86_64 LibreOffice_project/40$Build-2</meta:generator>
    <meta:document-statistic meta:table-count="4" meta:cell-count="241" meta:object-count="1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46cm" svg:height="8.075cm" xlink:href=".." xlink:type="simple" chart:class="chart:line" chart:style-name="ch1">
        <chart:title svg:x="1.273cm" svg:y="0.297cm" chart:style-name="ch2">
          <text:p>Algoritmo de multiplicação standard - C++</text:p>
        </chart:title>
        <chart:subtitle svg:x="2.847cm" svg:y="1.237cm" chart:style-name="ch3">
          <text:p>Tempo em função do tamanho</text:p>
        </chart:subtitle>
        <chart:plot-area chart:style-name="ch4" table:cell-range-address="'exer1 - c++'.A1:'exer1 - c++'.B8" chart:data-source-has-labels="both" svg:x="1.231cm" svg:y="2.081cm" svg:width="9.595cm" svg:height="4.852cm">
          <chartooo:coordinate-region svg:x="1.852cm" svg:y="2.28cm" svg:width="8.416cm" svg:height="4.006cm"/>
          <chart:axis chart:dimension="x" chart:name="primary-x" chart:style-name="ch5" chartooo:axis-type="auto">
            <chartooo:date-scale/>
            <chart:title svg:x="4.582cm" svg:y="7.094cm" chart:style-name="ch6">
              <text:p>Tamanho da matriz</text:p>
            </chart:title>
            <chart:categories table:cell-range-address="'exer1 - c++'.A2:'exer1 - c++'.A8"/>
          </chart:axis>
          <chart:axis chart:dimension="y" chart:name="primary-y" chart:style-name="ch5">
            <chart:title svg:x="0.451cm" svg:y="6.668cm" chart:style-name="ch7">
              <text:p>Tempo de processamento (s)</text:p>
            </chart:title>
            <chart:grid chart:style-name="ch8" chart:class="major"/>
          </chart:axis>
          <chart:series chart:style-name="ch9" chart:values-cell-range-address="'exer1 - c++'.B2:'exer1 - c++'.B8" chart:label-cell-address="'exer1 - c++'.B1:'exer1 - c++'.B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exer1 - c++'.B1:'exer1 - c++'.B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0.24477">
                <text:p>0.24477</text:p>
                <draw:g>
                  <svg:desc>'exer1 - c++'.B2:'exer1 - c++'.B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4234">
                <text:p>1.642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74684">
                <text:p>4.7468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.386">
                <text:p>22.386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.3412">
                <text:p>48.3412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6.2234">
                <text:p>86.223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3.751">
                <text:p>143.7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933cm" svg:height="7.412cm" xlink:href=".." xlink:type="simple" chart:class="chart:line" chart:style-name="ch1">
        <chart:title svg:x="2.663cm" svg:y="0.284cm" chart:style-name="ch2">
          <text:p>Data cache misses em função do tamanho</text:p>
        </chart:title>
        <chart:subtitle svg:x="4.303cm" svg:y="1.211cm" chart:style-name="ch3">
          <text:p>Algoritmo linha por linha - C++</text:p>
        </chart:subtitle>
        <chart:legend chart:legend-position="end" svg:x="12.219cm" svg:y="3.158cm" style:legend-expansion="high" chart:style-name="ch4"/>
        <chart:plot-area chart:style-name="ch5" table:cell-range-address="'exerc2.1 - c++'.C56:'exerc2.1 - c++'.C59 'exerc2.1 - c++'.E55:'exerc2.1 - c++'.F59" chart:data-source-has-labels="both" svg:x="1.289cm" svg:y="2.042cm" svg:width="10.652cm" svg:height="4.241cm">
          <chartooo:coordinate-region svg:x="3.392cm" svg:y="2.241cm" svg:width="8.084cm" svg:height="3.395cm"/>
          <chart:axis chart:dimension="x" chart:name="primary-x" chart:style-name="ch6" chartooo:axis-type="auto">
            <chartooo:date-scale/>
            <chart:title svg:x="5.169cm" svg:y="6.431cm" chart:style-name="ch7">
              <text:p>Tamanho da matriz</text:p>
            </chart:title>
            <chart:categories table:cell-range-address="'exerc2.1 - c++'.C56:'exerc2.1 - c++'.C59"/>
          </chart:axis>
          <chart:axis chart:dimension="y" chart:name="primary-y" chart:style-name="ch8">
            <chart:title svg:x="0.451cm" svg:y="5.674cm" chart:style-name="ch9">
              <text:p>Data cahche misses</text:p>
            </chart:title>
            <chart:grid chart:style-name="ch10" chart:class="major"/>
          </chart:axis>
          <chart:series chart:style-name="ch11" chart:values-cell-range-address="'exerc2.1 - c++'.E56:'exerc2.1 - c++'.E59" chart:label-cell-address="'exerc2.1 - c++'.E55:'exerc2.1 - c++'.E55" chart:class="chart:line">
            <chart:data-point chart:repeated="4"/>
          </chart:series>
          <chart:series chart:style-name="ch12" chart:values-cell-range-address="'exerc2.1 - c++'.F56:'exerc2.1 - c++'.F59" chart:label-cell-address="'exerc2.1 - c++'.F55:'exerc2.1 - c++'.F55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draw:g>
                  <svg:desc>'exerc2.1 - c++'.E55:'exerc2.1 - c++'.E55</svg:desc>
                </draw:g>
              </table:table-cell>
              <table:table-cell office:value-type="string">
                <text:p>L2</text:p>
                <draw:g>
                  <svg:desc>'exerc2.1 - c++'.F55:'exerc2.1 - c++'.F5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.1 - c++'.C56:'exerc2.1 - c++'.C59</svg:desc>
                </draw:g>
              </table:table-cell>
              <table:table-cell office:value-type="float" office:value="17699318156">
                <text:p>17699318156</text:p>
                <draw:g>
                  <svg:desc>'exerc2.1 - c++'.E56:'exerc2.1 - c++'.E59</svg:desc>
                </draw:g>
              </table:table-cell>
              <table:table-cell office:value-type="float" office:value="17737250883">
                <text:p>17737250883</text:p>
                <draw:g>
                  <svg:desc>'exerc2.1 - c++'.F56:'exerc2.1 - c++'.F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59715703759">
                <text:p>59715703759</text:p>
              </table:table-cell>
              <table:table-cell office:value-type="float" office:value="59963715709">
                <text:p>599637157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41502313959">
                <text:p>141502313959</text:p>
              </table:table-cell>
              <table:table-cell office:value-type="float" office:value="142239994261">
                <text:p>142239994261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275917139510">
                <text:p>275917139510</text:p>
              </table:table-cell>
              <table:table-cell office:value-type="float" office:value="301361384704">
                <text:p>30136138470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1cm" svg:height="9.988cm" xlink:href=".." xlink:type="simple" chart:class="chart:line" chart:style-name="ch1">
        <chart:title svg:x="1.74cm" svg:y="0.335cm" chart:style-name="ch2">
          <text:p>Tempo de processamento em função do tamanho</text:p>
        </chart:title>
        <chart:subtitle svg:x="4.875cm" svg:y="1.313cm" chart:style-name="ch3">
          <text:p>Algoritmo por blocos</text:p>
        </chart:subtitle>
        <chart:legend chart:legend-position="end" svg:x="11.325cm" svg:y="3.948cm" style:legend-expansion="high" chart:style-name="ch4"/>
        <chart:plot-area chart:style-name="ch5" table:cell-range-address="exerc3.B2:exerc3.C5 exerc3.A1:exerc3.A1 exerc3.A13:exerc3.A13 exerc3.C14:exerc3.C17 exerc3.A7:exerc3.A7 exerc3.C8:exerc3.C11 exerc3.A19:exerc3.A19 exerc3.C20:exerc3.C23" chart:data-source-has-labels="both" svg:x="1.279cm" svg:y="2.195cm" svg:width="9.778cm" svg:height="6.613cm">
          <chartooo:coordinate-region svg:x="2.086cm" svg:y="2.394cm" svg:width="8.506cm" svg:height="5.767cm"/>
          <chart:axis chart:dimension="x" chart:name="primary-x" chart:style-name="ch6" chartooo:axis-type="auto">
            <chartooo:date-scale/>
            <chart:title svg:x="4.722cm" svg:y="9.007cm" chart:style-name="ch7">
              <text:p>Tamanho da matriz</text:p>
            </chart:title>
            <chart:categories table:cell-range-address="exerc3.B2:exerc3.B5"/>
          </chart:axis>
          <chart:axis chart:dimension="y" chart:name="primary-y" chart:style-name="ch6">
            <chart:title svg:x="0.451cm" svg:y="7.437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exerc3.C2:exerc3.C5" chart:label-cell-address="exerc3.A1:exerc3.A1" chart:class="chart:line">
            <chart:data-point chart:repeated="4"/>
          </chart:series>
          <chart:series chart:style-name="ch11" chart:values-cell-range-address="exerc3.C14:exerc3.C17" chart:label-cell-address="exerc3.A13:exerc3.A13" chart:class="chart:line">
            <chart:data-point chart:repeated="4"/>
          </chart:series>
          <chart:series chart:style-name="ch12" chart:values-cell-range-address="exerc3.C8:exerc3.C11" chart:label-cell-address="exerc3.A7:exerc3.A7" chart:class="chart:line">
            <chart:data-point chart:repeated="4"/>
          </chart:series>
          <chart:series chart:style-name="ch13" chart:values-cell-range-address="exerc3.C20:exerc3.C23" chart:label-cell-address="exerc3.A19:exerc3.A19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28</text:p>
                <draw:g>
                  <svg:desc>exerc3.A1:exerc3.A1</svg:desc>
                </draw:g>
              </table:table-cell>
              <table:table-cell office:value-type="string">
                <text:p>256</text:p>
                <draw:g>
                  <svg:desc>exerc3.A13:exerc3.A13</svg:desc>
                </draw:g>
              </table:table-cell>
              <table:table-cell office:value-type="string">
                <text:p>512</text:p>
                <draw:g>
                  <svg:desc>exerc3.A7:exerc3.A7</svg:desc>
                </draw:g>
              </table:table-cell>
              <table:table-cell office:value-type="string">
                <text:p>1024</text:p>
                <draw:g>
                  <svg:desc>exerc3.A19:exerc3.A19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exerc3.B2:exerc3.B5</svg:desc>
                </draw:g>
              </table:table-cell>
              <table:table-cell office:value-type="float" office:value="38.9218">
                <text:p>38.9218</text:p>
                <draw:g>
                  <svg:desc>exerc3.C2:exerc3.C5</svg:desc>
                </draw:g>
              </table:table-cell>
              <table:table-cell office:value-type="float" office:value="38.627">
                <text:p>38.627</text:p>
                <draw:g>
                  <svg:desc>exerc3.C14:exerc3.C17</svg:desc>
                </draw:g>
              </table:table-cell>
              <table:table-cell office:value-type="float" office:value="43.8286">
                <text:p>43.8286</text:p>
                <draw:g>
                  <svg:desc>exerc3.C8:exerc3.C11</svg:desc>
                </draw:g>
              </table:table-cell>
              <table:table-cell office:value-type="float" office:value="43.7002">
                <text:p>43.7002</text:p>
                <draw:g>
                  <svg:desc>exerc3.C20:exerc3.C23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132.014">
                <text:p>132.014</text:p>
              </table:table-cell>
              <table:table-cell office:value-type="float" office:value="137.654">
                <text:p>137.654</text:p>
              </table:table-cell>
              <table:table-cell office:value-type="float" office:value="147.725">
                <text:p>147.725</text:p>
              </table:table-cell>
              <table:table-cell office:value-type="float" office:value="146.009">
                <text:p>146.00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33.762">
                <text:p>433.762</text:p>
              </table:table-cell>
              <table:table-cell office:value-type="float" office:value="381.152">
                <text:p>381.152</text:p>
              </table:table-cell>
              <table:table-cell office:value-type="float" office:value="366.784">
                <text:p>366.784</text:p>
              </table:table-cell>
              <table:table-cell office:value-type="float" office:value="351.694">
                <text:p>351.694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606.687">
                <text:p>606.687</text:p>
              </table:table-cell>
              <table:table-cell office:value-type="float" office:value="565.703">
                <text:p>565.703</text:p>
              </table:table-cell>
              <table:table-cell office:value-type="float" office:value="664.725">
                <text:p>664.725</text:p>
              </table:table-cell>
              <table:table-cell office:value-type="float" office:value="689.095">
                <text:p>689.0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742cm" svg:height="8.292cm" xlink:href=".." xlink:type="simple" chart:class="chart:line" chart:column-mapping="" chart:style-name="ch1">
        <chart:title svg:x="3.068cm" svg:y="0.301cm" chart:style-name="ch2">
          <text:p>Data cache misses em função do tamanho</text:p>
        </chart:title>
        <chart:subtitle svg:x="4.046cm" svg:y="1.245cm" chart:style-name="ch3">
          <text:p>Algoritmo por blocos vs linha por linha</text:p>
        </chart:subtitle>
        <chart:legend chart:legend-position="end" svg:x="11.81cm" svg:y="3.598cm" style:legend-expansion="high" chart:style-name="ch4"/>
        <chart:plot-area chart:style-name="ch5" table:cell-range-address="exerc3.B14:exerc3.B17 exerc3.E13:exerc3.E17 'exerc2_2 - c++'.D1:'exerc2_2 - c++'.D5" chart:data-source-has-labels="both" svg:x="1.305cm" svg:y="2.093cm" svg:width="10.211cm" svg:height="5.053cm">
          <chartooo:coordinate-region svg:x="3.408cm" svg:y="2.292cm" svg:width="7.643cm" svg:height="4.207cm"/>
          <chart:axis chart:dimension="x" chart:name="primary-x" chart:style-name="ch6" chartooo:axis-type="auto">
            <chartooo:date-scale/>
            <chart:title svg:x="5.189cm" svg:y="7.311cm" chart:style-name="ch7">
              <text:p>Tamanho matriz</text:p>
            </chart:title>
            <chart:categories table:cell-range-address="exerc3.B14:exerc3.B17"/>
          </chart:axis>
          <chart:axis chart:dimension="y" chart:name="primary-y" chart:style-name="ch8">
            <chart:title svg:x="0.451cm" svg:y="6.039cm" chart:style-name="ch9">
              <text:p>Data cache misses</text:p>
            </chart:title>
            <chart:grid chart:style-name="ch10" chart:class="major"/>
          </chart:axis>
          <chart:series chart:style-name="ch11" chart:values-cell-range-address="exerc3.E14:exerc3.E17" chart:label-cell-address="exerc3.E13:exerc3.E13" chart:class="chart:line">
            <chart:data-point chart:repeated="4"/>
          </chart:series>
          <chart:series chart:style-name="ch12" chart:values-cell-range-address="'exerc2_2 - c++'.D2:'exerc2_2 - c++'.D5" chart:label-cell-address="'exerc2_2 - c++'.D1:'exerc2_2 - c++'.D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2 – block</text:p>
                <draw:g>
                  <svg:desc>exerc3.E13:exerc3.E13</svg:desc>
                </draw:g>
              </table:table-cell>
              <table:table-cell office:value-type="string">
                <text:p>L2 – line</text:p>
                <draw:g>
                  <svg:desc>'exerc2_2 - c++'.D1:'exerc2_2 - c++'.D1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exerc3.B14:exerc3.B17</svg:desc>
                </draw:g>
              </table:table-cell>
              <table:table-cell office:value-type="float" office:value="22036705046">
                <text:p>22036705046</text:p>
                <draw:g>
                  <svg:desc>exerc3.E14:exerc3.E17</svg:desc>
                </draw:g>
              </table:table-cell>
              <table:table-cell office:value-type="float" office:value="17334730364">
                <text:p>17334730364</text:p>
                <draw:g>
                  <svg:desc>'exerc2_2 - c++'.D2:'exerc2_2 - c++'.D5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74265420505">
                <text:p>74265420505</text:p>
              </table:table-cell>
              <table:table-cell office:value-type="float" office:value="58586319984">
                <text:p>5858631998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74897592982">
                <text:p>174897592982</text:p>
              </table:table-cell>
              <table:table-cell office:value-type="float" office:value="141056388335">
                <text:p>141056388335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345218634284">
                <text:p>345218634284</text:p>
              </table:table-cell>
              <table:table-cell office:value-type="float" office:value="296076335537">
                <text:p>29607633553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218cm" svg:height="7.998cm" xlink:href=".." xlink:type="simple" chart:class="chart:line" chart:column-mapping="" chart:style-name="ch1">
        <chart:title svg:x="4.036cm" svg:y="0.295cm" chart:style-name="ch2">
          <text:p>Tempo em função do tamanho</text:p>
        </chart:title>
        <chart:subtitle svg:x="3.784cm" svg:y="1.233cm" chart:style-name="ch3">
          <text:p>Algoritmo linha por linha vs por blocos</text:p>
        </chart:subtitle>
        <chart:legend chart:legend-position="end" svg:x="10.89cm" svg:y="3.451cm" style:legend-expansion="high" chart:style-name="ch4"/>
        <chart:plot-area chart:style-name="ch5" table:cell-range-address="exerc3.B14:exerc3.C17 exerc3.C13:exerc3.C13 'exerc2_2 - c++'.G1:'exerc2_2 - c++'.G1 'exerc2_2 - c++'.B2:'exerc2_2 - c++'.B5" chart:data-source-has-labels="both" svg:x="1.295cm" svg:y="2.075cm" svg:width="9.311cm" svg:height="4.783cm">
          <chartooo:coordinate-region svg:x="2.102cm" svg:y="2.274cm" svg:width="8.039cm" svg:height="3.937cm"/>
          <chart:axis chart:dimension="x" chart:name="primary-x" chart:style-name="ch6" chartooo:axis-type="auto">
            <chartooo:date-scale/>
            <chart:title svg:x="4.504cm" svg:y="7.017cm" chart:style-name="ch7">
              <text:p>Tamanho da matriz</text:p>
            </chart:title>
            <chart:categories table:cell-range-address="exerc3.B14:exerc3.B17"/>
          </chart:axis>
          <chart:axis chart:dimension="y" chart:name="primary-y" chart:style-name="ch6">
            <chart:title svg:x="0.451cm" svg:y="6.402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exerc3.C14:exerc3.C17" chart:label-cell-address="exerc3.C13:exerc3.C13" chart:class="chart:line">
            <chart:data-point chart:repeated="4"/>
          </chart:series>
          <chart:series chart:style-name="ch11" chart:values-cell-range-address="'exerc2_2 - c++'.B2:'exerc2_2 - c++'.B5" chart:label-cell-address="'exerc2_2 - c++'.G1:'exerc2_2 - c++'.G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– block</text:p>
                <draw:g>
                  <svg:desc>exerc3.C13:exerc3.C13</svg:desc>
                </draw:g>
              </table:table-cell>
              <table:table-cell office:value-type="string">
                <text:p>Tme – line</text:p>
                <draw:g>
                  <svg:desc>'exerc2_2 - c++'.G1:'exerc2_2 - c++'.G1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exerc3.B14:exerc3.B17</svg:desc>
                </draw:g>
              </table:table-cell>
              <table:table-cell office:value-type="float" office:value="38.627">
                <text:p>38.627</text:p>
                <draw:g>
                  <svg:desc>exerc3.C14:exerc3.C17</svg:desc>
                </draw:g>
              </table:table-cell>
              <table:table-cell office:value-type="float" office:value="48.592">
                <text:p>48.592</text:p>
                <draw:g>
                  <svg:desc>'exerc2_2 - c++'.B2:'exerc2_2 - c++'.B5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137.654">
                <text:p>137.654</text:p>
              </table:table-cell>
              <table:table-cell office:value-type="float" office:value="164.263">
                <text:p>164.26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81.152">
                <text:p>381.152</text:p>
              </table:table-cell>
              <table:table-cell office:value-type="float" office:value="391.563">
                <text:p>391.563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565.703">
                <text:p>565.703</text:p>
              </table:table-cell>
              <table:table-cell office:value-type="float" office:value="765.795">
                <text:p>765.79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493cm" svg:height="8.42cm" xlink:href=".." xlink:type="simple" chart:class="chart:line" chart:style-name="ch1">
        <chart:title svg:x="0.048cm" svg:y="0.304cm" chart:style-name="ch2">
          <text:p>Evolução de "data cache misses" em função do tamanho da matriz</text:p>
        </chart:title>
        <chart:subtitle svg:x="5.419cm" svg:y="1.251cm" chart:style-name="ch3">
          <text:p>Cache L1 e L2</text:p>
        </chart:subtitle>
        <chart:legend chart:legend-position="end" svg:x="10.853cm" svg:y="3.662cm" style:legend-expansion="high" chart:style-name="ch4"/>
        <chart:plot-area chart:style-name="ch5" table:cell-range-address="'exer1 - c++'.A2:'exer1 - c++'.A8 'exer1 - c++'.C1:'exer1 - c++'.D8" chart:data-source-has-labels="both" svg:x="1.28cm" svg:y="2.102cm" svg:width="9.304cm" svg:height="5.169cm">
          <chartooo:coordinate-region svg:x="3.198cm" svg:y="2.301cm" svg:width="6.829cm" svg:height="4.323cm"/>
          <chart:axis chart:dimension="x" chart:name="primary-x" chart:style-name="ch6" chartooo:axis-type="auto">
            <chartooo:date-scale/>
            <chart:title svg:x="4.711cm" svg:y="7.439cm" chart:style-name="ch7">
              <text:p>Tamanho matriz</text:p>
            </chart:title>
            <chart:categories table:cell-range-address="'exer1 - c++'.A2:'exer1 - c++'.A8"/>
          </chart:axis>
          <chart:axis chart:dimension="y" chart:name="primary-y" chart:style-name="ch8">
            <chart:title svg:x="0.451cm" svg:y="6.106cm" chart:style-name="ch9">
              <text:p>Data cache misses</text:p>
            </chart:title>
            <chart:grid chart:style-name="ch10" chart:class="major"/>
          </chart:axis>
          <chart:series chart:style-name="ch11" chart:values-cell-range-address="'exer1 - c++'.C2:'exer1 - c++'.C8" chart:label-cell-address="'exer1 - c++'.C1:'exer1 - c++'.C1" chart:class="chart:line">
            <chart:data-point chart:repeated="7"/>
          </chart:series>
          <chart:series chart:style-name="ch12" chart:values-cell-range-address="'exer1 - c++'.D2:'exer1 - c++'.D8" chart:label-cell-address="'exer1 - c++'.D1:'exer1 - c++'.D1" chart:class="chart:line">
            <chart:data-point chart:repeated="5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 – Std</text:p>
                <draw:g>
                  <svg:desc>'exer1 - c++'.C1:'exer1 - c++'.C1</svg:desc>
                </draw:g>
              </table:table-cell>
              <table:table-cell office:value-type="string">
                <text:p>L2 – Std</text:p>
                <draw:g>
                  <svg:desc>'exer1 - c++'.D1:'exer1 - c++'.D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A2:'exer1 - c++'.A8</svg:desc>
                </draw:g>
              </table:table-cell>
              <table:table-cell office:value-type="float" office:value="244806664">
                <text:p>244806664</text:p>
                <draw:g>
                  <svg:desc>'exer1 - c++'.C2:'exer1 - c++'.C8</svg:desc>
                </draw:g>
              </table:table-cell>
              <table:table-cell office:value-type="float" office:value="42692166">
                <text:p>42692166</text:p>
                <draw:g>
                  <svg:desc>'exer1 - c++'.D2:'exer1 - c++'.D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4650781">
                <text:p>1224650781</text:p>
              </table:table-cell>
              <table:table-cell office:value-type="float" office:value="256217363">
                <text:p>25621736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20341095">
                <text:p>3520341095</text:p>
              </table:table-cell>
              <table:table-cell office:value-type="float" office:value="1700444516">
                <text:p>170044451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59253458">
                <text:p>9059253458</text:p>
              </table:table-cell>
              <table:table-cell office:value-type="float" office:value="8873232145">
                <text:p>887323214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44124045">
                <text:p>17644124045</text:p>
              </table:table-cell>
              <table:table-cell office:value-type="float" office:value="25375241449">
                <text:p>25375241449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0912266518">
                <text:p>30912266518</text:p>
              </table:table-cell>
              <table:table-cell office:value-type="float" office:value="52844144647">
                <text:p>52844144647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317568625">
                <text:p>50317568625</text:p>
              </table:table-cell>
              <table:table-cell office:value-type="float" office:value="97470458573">
                <text:p>974704585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386cm" svg:y="0.316cm" chart:style-name="ch2">
          <text:p>Algoritmo de multiplicação linha por linha - C++ vs Java</text:p>
        </chart:title>
        <chart:subtitle svg:x="5.323cm" svg:y="1.275cm" chart:style-name="ch3">
          <text:p>Tempo em função do tamanho</text:p>
        </chart:subtitle>
        <chart:legend chart:legend-position="end" svg:x="13.913cm" svg:y="3.955cm" style:legend-expansion="high" chart:style-name="ch4"/>
        <chart:plot-area chart:style-name="ch5" table:cell-range-address="'exerc2.1 - c++'.B3:'exerc2.1 - c++'.C9 'exerc2.1 - c++'.A3:'exerc2.1 - c++'.A3 'exerc2.1 - c++'.A11:'exerc2.1 - c++'.A11 'exerc2.1 - c++'.C11:'exerc2.1 - c++'.C17" chart:data-source-has-labels="both" svg:x="1.33cm" svg:y="2.138cm" svg:width="12.264cm" svg:height="5.707cm">
          <chartooo:coordinate-region svg:x="1.951cm" svg:y="2.338cm" svg:width="11.271cm" svg:height="4.86cm"/>
          <chart:axis chart:dimension="x" chart:name="primary-x" chart:style-name="ch6" chartooo:axis-type="auto">
            <chartooo:date-scale/>
            <chart:title svg:x="6.016cm" svg:y="8.025cm" chart:style-name="ch7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6">
            <chart:title svg:x="0.451cm" svg:y="6.927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'exerc2.1 - c++'.C3:'exerc2.1 - c++'.C9" chart:label-cell-address="'exerc2.1 - c++'.A3:'exerc2.1 - c++'.A3" chart:class="chart:line">
            <chart:data-point chart:repeated="7"/>
          </chart:series>
          <chart:series chart:style-name="ch11" chart:values-cell-range-address="'exerc2.1 - c++'.C11:'exerc2.1 - c++'.C17" chart:label-cell-address="'exerc2.1 - c++'.A11:'exerc2.1 - c++'.A1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exerc2.1 - c++'.A3:'exerc2.1 - c++'.A3</svg:desc>
                </draw:g>
              </table:table-cell>
              <table:table-cell office:value-type="string">
                <text:p>Java</text:p>
                <draw:g>
                  <svg:desc>'exerc2.1 - c++'.A11:'exerc2.1 - c++'.A11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0.118653">
                <text:p>0.118653</text:p>
                <draw:g>
                  <svg:desc>'exerc2.1 - c++'.C3:'exerc2.1 - c++'.C9</svg:desc>
                </draw:g>
              </table:table-cell>
              <table:table-cell office:value-type="float" office:value="0.162">
                <text:p>0.162</text:p>
                <draw:g>
                  <svg:desc>'exerc2.1 - c++'.C11:'exerc2.1 - c++'.C17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45767">
                <text:p>0.645767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.81505">
                <text:p>1.81505</text:p>
              </table:table-cell>
              <table:table-cell office:value-type="float" office:value="2.331">
                <text:p>2.331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3.88589">
                <text:p>3.88589</text:p>
              </table:table-cell>
              <table:table-cell office:value-type="float" office:value="6.987">
                <text:p>6.98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7.23302">
                <text:p>7.23302</text:p>
              </table:table-cell>
              <table:table-cell office:value-type="float" office:value="12.716">
                <text:p>12.71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12.2297">
                <text:p>12.2297</text:p>
              </table:table-cell>
              <table:table-cell office:value-type="float" office:value="20.915">
                <text:p>20.91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8.7943">
                <text:p>18.7943</text:p>
              </table:table-cell>
              <table:table-cell office:value-type="float" office:value="32.138">
                <text:p>32.1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769cm" svg:height="9.112cm" xlink:href=".." xlink:type="simple" chart:class="chart:line" chart:style-name="ch1">
        <chart:title svg:x="2.287cm" svg:y="0.318cm" chart:style-name="ch2">
          <text:p>Algoritmo de multiplicação standard - C++ vs Java</text:p>
        </chart:title>
        <chart:subtitle svg:x="4.708cm" svg:y="1.279cm" chart:style-name="ch3">
          <text:p>Tempo em função do tamanho</text:p>
        </chart:subtitle>
        <chart:legend chart:legend-position="end" svg:x="12.684cm" svg:y="4.008cm" style:legend-expansion="high" chart:style-name="ch4"/>
        <chart:plot-area chart:style-name="ch5" table:cell-range-address="'exer1 - c++'.M2:'exer1 - c++'.N8 'exer1 - c++'.K2:'exer1 - c++'.K3 'exer1 - c++'.B2:'exer1 - c++'.B8" chart:data-source-has-labels="both" svg:x="1.306cm" svg:y="2.144cm" svg:width="11.083cm" svg:height="5.805cm">
          <chartooo:coordinate-region svg:x="1.927cm" svg:y="2.343cm" svg:width="9.904cm" svg:height="4.959cm"/>
          <chart:axis chart:dimension="x" chart:name="primary-x" chart:style-name="ch6" chartooo:axis-type="auto">
            <chartooo:date-scale/>
            <chart:title svg:x="5.401cm" svg:y="8.131cm" chart:style-name="ch7">
              <text:p>Tamanho da matriz</text:p>
            </chart:title>
            <chart:categories table:cell-range-address="'exer1 - c++'.M2:'exer1 - c++'.M8"/>
          </chart:axis>
          <chart:axis chart:dimension="y" chart:name="primary-y" chart:style-name="ch6">
            <chart:title svg:x="0.451cm" svg:y="6.942cm" chart:style-name="ch8">
              <text:p>Tempode processamento</text:p>
            </chart:title>
            <chart:grid chart:style-name="ch9" chart:class="major"/>
          </chart:axis>
          <chart:series chart:style-name="ch10" chart:values-cell-range-address="'exer1 - c++'.B2:'exer1 - c++'.B8" chart:label-cell-address="'exer1 - c++'.K2:'exer1 - c++'.K2" chart:class="chart:line">
            <chart:data-point chart:repeated="7"/>
          </chart:series>
          <chart:series chart:style-name="ch11" chart:values-cell-range-address="'exer1 - c++'.N2:'exer1 - c++'.N8" chart:label-cell-address="'exer1 - c++'.K3:'exer1 - c++'.K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++</text:p>
                <draw:g>
                  <svg:desc>'exer1 - c++'.K2:'exer1 - c++'.K2</svg:desc>
                </draw:g>
              </table:table-cell>
              <table:table-cell office:value-type="string">
                <text:p>Java</text:p>
                <draw:g>
                  <svg:desc>'exer1 - c++'.K3:'exer1 - c++'.K3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1 - c++'.M2:'exer1 - c++'.M8</svg:desc>
                </draw:g>
              </table:table-cell>
              <table:table-cell office:value-type="float" office:value="0.24477">
                <text:p>0.24477</text:p>
                <draw:g>
                  <svg:desc>'exer1 - c++'.B2:'exer1 - c++'.B8</svg:desc>
                </draw:g>
              </table:table-cell>
              <table:table-cell office:value-type="float" office:value="0.261">
                <text:p>0.261</text:p>
                <draw:g>
                  <svg:desc>'exer1 - c++'.N2:'exer1 - c++'.N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64234">
                <text:p>1.64234</text:p>
              </table:table-cell>
              <table:table-cell office:value-type="float" office:value="2.179">
                <text:p>2.17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4.74684">
                <text:p>4.74684</text:p>
              </table:table-cell>
              <table:table-cell office:value-type="float" office:value="5.568">
                <text:p>5.568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22.386">
                <text:p>22.386</text:p>
              </table:table-cell>
              <table:table-cell office:value-type="float" office:value="23.187">
                <text:p>23.187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48.3412">
                <text:p>48.3412</text:p>
              </table:table-cell>
              <table:table-cell office:value-type="float" office:value="48.726">
                <text:p>48.72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86.2234">
                <text:p>86.2234</text:p>
              </table:table-cell>
              <table:table-cell office:value-type="float" office:value="86.293">
                <text:p>86.29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43.751">
                <text:p>143.751</text:p>
              </table:table-cell>
              <table:table-cell office:value-type="float" office:value="140.909">
                <text:p>140.9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935cm" svg:y="0.316cm" chart:style-name="ch2">
          <text:p>Tempo em função do tamanho da matriz</text:p>
        </chart:title>
        <chart:subtitle svg:x="4.57cm" svg:y="1.275cm" chart:style-name="ch3">
          <text:p>Algoritmo multiplicação por linha  - C++</text:p>
        </chart:subtitle>
        <chart:legend chart:legend-position="end" svg:x="13.889cm" svg:y="4.201cm" style:legend-expansion="high" chart:style-name="ch4"/>
        <chart:plot-area chart:style-name="ch5" table:cell-range-address="'exerc2_2 - c++'.A1:'exerc2_2 - c++'.B5" chart:data-source-has-labels="both" svg:x="1.331cm" svg:y="2.138cm" svg:width="12.238cm" svg:height="5.701cm">
          <chartooo:coordinate-region svg:x="2.138cm" svg:y="2.337cm" svg:width="10.966cm" svg:height="4.855cm"/>
          <chart:axis chart:dimension="x" chart:name="primary-x" chart:style-name="ch6" chartooo:axis-type="auto">
            <chartooo:date-scale/>
            <chart:title svg:x="6.004cm" svg:y="8.019cm" chart:style-name="ch7">
              <text:p>Tamanho da matriz</text:p>
            </chart:title>
            <chart:categories table:cell-range-address="'exerc2_2 - c++'.A2:'exerc2_2 - c++'.A5"/>
          </chart:axis>
          <chart:axis chart:dimension="y" chart:name="primary-y" chart:style-name="ch6">
            <chart:title svg:x="0.451cm" svg:y="6.924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'exerc2_2 - c++'.B2:'exerc2_2 - c++'.B5" chart:label-cell-address="'exerc2_2 - c++'.B1:'exerc2_2 - c++'.B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exerc2_2 - c++'.B1:'exerc2_2 - c++'.B1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_2 - c++'.A2:'exerc2_2 - c++'.A5</svg:desc>
                </draw:g>
              </table:table-cell>
              <table:table-cell office:value-type="float" office:value="48.592">
                <text:p>48.592</text:p>
                <draw:g>
                  <svg:desc>'exerc2_2 - c++'.B2:'exerc2_2 - c++'.B5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164.263">
                <text:p>164.26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91.563">
                <text:p>391.563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765.795">
                <text:p>765.7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478cm" svg:y="0.298cm" chart:style-name="ch2">
          <text:p>"Data Cache Misses" em função do tamanho da matriz</text:p>
        </chart:title>
        <chart:subtitle svg:x="4.026cm" svg:y="1.275cm" chart:style-name="ch3">
          <text:p>Algoritmo Multiplicação Linha por LInha - C++</text:p>
        </chart:subtitle>
        <chart:legend chart:legend-position="end" svg:x="13.358cm" svg:y="3.955cm" style:legend-expansion="high" chart:style-name="ch4"/>
        <chart:plot-area chart:style-name="ch5" table:cell-range-address="'exerc2_2 - c++'.A2:'exerc2_2 - c++'.A5 'exerc2_2 - c++'.C1:'exerc2_2 - c++'.D5" chart:data-source-has-labels="both" svg:x="1.33cm" svg:y="2.138cm" svg:width="11.709cm" svg:height="5.707cm">
          <chartooo:coordinate-region svg:x="3.433cm" svg:y="2.337cm" svg:width="9.141cm" svg:height="4.861cm"/>
          <chart:axis chart:dimension="x" chart:name="primary-x" chart:style-name="ch6" chartooo:axis-type="auto">
            <chartooo:date-scale/>
            <chart:title svg:x="5.738cm" svg:y="8.025cm" chart:style-name="ch7">
              <text:p>Tamanho da matriz</text:p>
            </chart:title>
            <chart:categories table:cell-range-address="'exerc2_2 - c++'.A2:'exerc2_2 - c++'.A5"/>
          </chart:axis>
          <chart:axis chart:dimension="y" chart:name="primary-y" chart:style-name="ch8">
            <chart:title svg:x="0.451cm" svg:y="6.556cm" chart:style-name="ch9">
              <text:p>"Data Cache Misses"</text:p>
            </chart:title>
            <chart:grid chart:style-name="ch10" chart:class="major"/>
          </chart:axis>
          <chart:series chart:style-name="ch11" chart:values-cell-range-address="'exerc2_2 - c++'.C2:'exerc2_2 - c++'.C5" chart:label-cell-address="'exerc2_2 - c++'.C1:'exerc2_2 - c++'.C1" chart:class="chart:line">
            <chart:data-point chart:repeated="4"/>
          </chart:series>
          <chart:series chart:style-name="ch12" chart:values-cell-range-address="'exerc2_2 - c++'.D2:'exerc2_2 - c++'.D5" chart:label-cell-address="'exerc2_2 - c++'.D1:'exerc2_2 - c++'.D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</text:p>
                <draw:g>
                  <svg:desc>'exerc2_2 - c++'.C1:'exerc2_2 - c++'.C1</svg:desc>
                </draw:g>
              </table:table-cell>
              <table:table-cell office:value-type="string">
                <text:p>L2 – line</text:p>
                <draw:g>
                  <svg:desc>'exerc2_2 - c++'.D1:'exerc2_2 - c++'.D1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_2 - c++'.A2:'exerc2_2 - c++'.A5</svg:desc>
                </draw:g>
              </table:table-cell>
              <table:table-cell office:value-type="float" office:value="17706558510">
                <text:p>17706558510</text:p>
                <draw:g>
                  <svg:desc>'exerc2_2 - c++'.C2:'exerc2_2 - c++'.C5</svg:desc>
                </draw:g>
              </table:table-cell>
              <table:table-cell office:value-type="float" office:value="17334730364">
                <text:p>17334730364</text:p>
                <draw:g>
                  <svg:desc>'exerc2_2 - c++'.D2:'exerc2_2 - c++'.D5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59730941193">
                <text:p>59730941193</text:p>
              </table:table-cell>
              <table:table-cell office:value-type="float" office:value="58586319984">
                <text:p>5858631998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141493834397">
                <text:p>141493834397</text:p>
              </table:table-cell>
              <table:table-cell office:value-type="float" office:value="141056388335">
                <text:p>141056388335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276062704903">
                <text:p>276062704903</text:p>
              </table:table-cell>
              <table:table-cell office:value-type="float" office:value="296076335537">
                <text:p>2960763355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74cm" svg:height="6.934cm" xlink:href=".." xlink:type="simple" chart:class="chart:line" chart:style-name="ch1">
        <chart:title svg:x="1.934cm" svg:y="0.274cm" chart:style-name="ch2">
          <text:p>Data cache misses em função do tamanho</text:p>
        </chart:title>
        <chart:legend chart:legend-position="end" svg:x="9.992cm" svg:y="2.919cm" style:legend-expansion="high" chart:style-name="ch3"/>
        <chart:plot-area chart:style-name="ch4" table:cell-range-address="'exerc2.1 - c++'.B3:'exerc2.1 - c++'.B9 'exerc2.1 - c++'.D2:'exerc2.1 - c++'.E9" chart:data-source-has-labels="both" svg:x="1.26cm" svg:y="1.191cm" svg:width="8.483cm" svg:height="4.624cm">
          <chartooo:coordinate-region svg:x="2.993cm" svg:y="1.391cm" svg:width="6.378cm" svg:height="3.777cm"/>
          <chart:axis chart:dimension="x" chart:name="primary-x" chart:style-name="ch5" chartooo:axis-type="auto">
            <chartooo:date-scale/>
            <chart:title svg:x="4.055cm" svg:y="5.953cm" chart:style-name="ch6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7">
            <chart:title svg:x="0.451cm" svg:y="4.923cm" chart:style-name="ch8">
              <text:p>Data cache misses</text:p>
            </chart:title>
            <chart:grid chart:style-name="ch9" chart:class="major"/>
          </chart:axis>
          <chart:series chart:style-name="ch10" chart:values-cell-range-address="'exerc2.1 - c++'.D3:'exerc2.1 - c++'.D9" chart:label-cell-address="'exerc2.1 - c++'.D2:'exerc2.1 - c++'.D2" chart:class="chart:line">
            <chart:data-point chart:repeated="7"/>
          </chart:series>
          <chart:series chart:style-name="ch11" chart:values-cell-range-address="'exerc2.1 - c++'.E3:'exerc2.1 - c++'.E9" chart:label-cell-address="'exerc2.1 - c++'.E2:'exerc2.1 - c++'.E2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 – LL</text:p>
                <draw:g>
                  <svg:desc>'exerc2.1 - c++'.D2:'exerc2.1 - c++'.D2</svg:desc>
                </draw:g>
              </table:table-cell>
              <table:table-cell office:value-type="string">
                <text:p>L2 – LL</text:p>
                <draw:g>
                  <svg:desc>'exerc2.1 - c++'.E2:'exerc2.1 - c++'.E2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27109212">
                <text:p>27109212</text:p>
                <draw:g>
                  <svg:desc>'exerc2.1 - c++'.D3:'exerc2.1 - c++'.D9</svg:desc>
                </draw:g>
              </table:table-cell>
              <table:table-cell office:value-type="float" office:value="56647726">
                <text:p>56647726</text:p>
                <draw:g>
                  <svg:desc>'exerc2.1 - c++'.E3:'exerc2.1 - c++'.E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5729167">
                <text:p>125729167</text:p>
              </table:table-cell>
              <table:table-cell office:value-type="float" office:value="257837400">
                <text:p>2578374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46028960">
                <text:p>346028960</text:p>
              </table:table-cell>
              <table:table-cell office:value-type="float" office:value="700519840">
                <text:p>70051984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745244062">
                <text:p>745244062</text:p>
              </table:table-cell>
              <table:table-cell office:value-type="float" office:value="1496961085">
                <text:p>14969610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077942527">
                <text:p>2077942527</text:p>
              </table:table-cell>
              <table:table-cell office:value-type="float" office:value="2733410635">
                <text:p>273341063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4412815940">
                <text:p>4412815940</text:p>
              </table:table-cell>
              <table:table-cell office:value-type="float" office:value="4528115554">
                <text:p>452811555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6779524738">
                <text:p>6779524738</text:p>
              </table:table-cell>
              <table:table-cell office:value-type="float" office:value="6953583334">
                <text:p>695358333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20">
      <number:scientific-number number:decimal-places="2" loext:min-decimal-places="2" number:min-integer-digits="1" number:min-exponent-digits="2" loext:exponent-interval="3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5308d" draw:fill-color="#55308d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svg:stroke-opacity="80%" draw:fill-color="#ff420e" draw:opacity="80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144cm" svg:height="7.598cm" xlink:href=".." xlink:type="simple" chart:class="chart:line" chart:column-mapping="0" chart:style-name="ch1">
        <chart:title svg:x="3.48cm" svg:y="0.286cm" chart:style-name="ch2">
          <text:p>Comparação de "data cache missings" 
nos algoritmos standard e linha por linha</text:p>
        </chart:title>
        <chart:legend chart:legend-position="end" svg:x="12.504cm" svg:y="2.753cm" style:legend-expansion="high" chart:style-name="ch3"/>
        <chart:plot-area chart:style-name="ch4" table:cell-range-address="'exerc2.1 - c++'.B3:'exerc2.1 - c++'.B9 'exer1 - c++'.C1:'exer1 - c++'.D8 'exerc2.1 - c++'.D2:'exerc2.1 - c++'.E9" chart:data-source-has-labels="both" svg:x="1.313cm" svg:y="1.72cm" svg:width="10.889cm" svg:height="4.746cm">
          <chartooo:coordinate-region svg:x="3.231cm" svg:y="1.92cm" svg:width="8.414cm" svg:height="3.899cm"/>
          <chart:axis chart:dimension="x" chart:name="primary-x" chart:style-name="ch5" chartooo:axis-type="auto">
            <chartooo:date-scale/>
            <chart:title svg:x="5.311cm" svg:y="6.617cm" chart:style-name="ch6">
              <text:p>Tamanho da matriz</text:p>
            </chart:title>
            <chart:categories table:cell-range-address="'exerc2.1 - c++'.B3:'exerc2.1 - c++'.B9"/>
          </chart:axis>
          <chart:axis chart:dimension="y" chart:name="primary-y" chart:style-name="ch7">
            <chart:title svg:x="0.451cm" svg:y="5.553cm" chart:style-name="ch8">
              <text:p>Data Cache Misses</text:p>
            </chart:title>
            <chart:grid chart:style-name="ch9" chart:class="major"/>
          </chart:axis>
          <chart:series chart:style-name="ch10" chart:values-cell-range-address="'exer1 - c++'.C2:'exer1 - c++'.C8" chart:label-cell-address="'exer1 - c++'.C1:'exer1 - c++'.C1" chart:class="chart:line">
            <chart:data-point chart:repeated="7"/>
          </chart:series>
          <chart:series chart:style-name="ch11" chart:values-cell-range-address="'exer1 - c++'.D2:'exer1 - c++'.D8" chart:label-cell-address="'exer1 - c++'.D1:'exer1 - c++'.D1" chart:class="chart:line">
            <chart:data-point chart:repeated="7"/>
          </chart:series>
          <chart:series chart:style-name="ch12" chart:values-cell-range-address="'exerc2.1 - c++'.D3:'exerc2.1 - c++'.D9" chart:label-cell-address="'exerc2.1 - c++'.D2:'exerc2.1 - c++'.D2" chart:class="chart:line">
            <chart:data-point chart:repeated="7"/>
          </chart:series>
          <chart:series chart:style-name="ch13" chart:values-cell-range-address="'exerc2.1 - c++'.E3:'exerc2.1 - c++'.E9" chart:label-cell-address="'exerc2.1 - c++'.E2:'exerc2.1 - c++'.E2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1 – Std</text:p>
                <draw:g>
                  <svg:desc>'exer1 - c++'.C1:'exer1 - c++'.C1</svg:desc>
                </draw:g>
              </table:table-cell>
              <table:table-cell office:value-type="string">
                <text:p>L2 – Std</text:p>
                <draw:g>
                  <svg:desc>'exer1 - c++'.D1:'exer1 - c++'.D1</svg:desc>
                </draw:g>
              </table:table-cell>
              <table:table-cell office:value-type="string">
                <text:p>L1 – LL</text:p>
                <draw:g>
                  <svg:desc>'exerc2.1 - c++'.D2:'exerc2.1 - c++'.D2</svg:desc>
                </draw:g>
              </table:table-cell>
              <table:table-cell office:value-type="string">
                <text:p>L2 – LL</text:p>
                <draw:g>
                  <svg:desc>'exerc2.1 - c++'.E2:'exerc2.1 - c++'.E2</svg:desc>
                </draw:g>
              </table:table-cell>
            </table:table-row>
          </table:table-header-rows>
          <table:table-rows>
            <table:table-row>
              <table:table-cell office:value-type="float" office:value="600">
                <text:p>600</text:p>
                <draw:g>
                  <svg:desc>'exerc2.1 - c++'.B3:'exerc2.1 - c++'.B9</svg:desc>
                </draw:g>
              </table:table-cell>
              <table:table-cell office:value-type="float" office:value="244806664">
                <text:p>244806664</text:p>
                <draw:g>
                  <svg:desc>'exer1 - c++'.C2:'exer1 - c++'.C8</svg:desc>
                </draw:g>
              </table:table-cell>
              <table:table-cell office:value-type="float" office:value="42692166">
                <text:p>42692166</text:p>
                <draw:g>
                  <svg:desc>'exer1 - c++'.D2:'exer1 - c++'.D8</svg:desc>
                </draw:g>
              </table:table-cell>
              <table:table-cell office:value-type="float" office:value="27109212">
                <text:p>27109212</text:p>
                <draw:g>
                  <svg:desc>'exerc2.1 - c++'.D3:'exerc2.1 - c++'.D9</svg:desc>
                </draw:g>
              </table:table-cell>
              <table:table-cell office:value-type="float" office:value="56647726">
                <text:p>56647726</text:p>
                <draw:g>
                  <svg:desc>'exerc2.1 - c++'.E3:'exerc2.1 - c++'.E9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224650781">
                <text:p>1224650781</text:p>
              </table:table-cell>
              <table:table-cell office:value-type="float" office:value="256217363">
                <text:p>256217363</text:p>
              </table:table-cell>
              <table:table-cell office:value-type="float" office:value="125729167">
                <text:p>125729167</text:p>
              </table:table-cell>
              <table:table-cell office:value-type="float" office:value="257837400">
                <text:p>25783740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3520341095">
                <text:p>3520341095</text:p>
              </table:table-cell>
              <table:table-cell office:value-type="float" office:value="1700444516">
                <text:p>1700444516</text:p>
              </table:table-cell>
              <table:table-cell office:value-type="float" office:value="346028960">
                <text:p>346028960</text:p>
              </table:table-cell>
              <table:table-cell office:value-type="float" office:value="700519840">
                <text:p>70051984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9059253458">
                <text:p>9059253458</text:p>
              </table:table-cell>
              <table:table-cell office:value-type="float" office:value="8873232145">
                <text:p>8873232145</text:p>
              </table:table-cell>
              <table:table-cell office:value-type="float" office:value="745244062">
                <text:p>745244062</text:p>
              </table:table-cell>
              <table:table-cell office:value-type="float" office:value="1496961085">
                <text:p>14969610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7644124045">
                <text:p>17644124045</text:p>
              </table:table-cell>
              <table:table-cell office:value-type="float" office:value="25375241449">
                <text:p>25375241449</text:p>
              </table:table-cell>
              <table:table-cell office:value-type="float" office:value="2077942527">
                <text:p>2077942527</text:p>
              </table:table-cell>
              <table:table-cell office:value-type="float" office:value="2733410635">
                <text:p>273341063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30912266518">
                <text:p>30912266518</text:p>
              </table:table-cell>
              <table:table-cell office:value-type="float" office:value="52844144647">
                <text:p>52844144647</text:p>
              </table:table-cell>
              <table:table-cell office:value-type="float" office:value="4412815940">
                <text:p>4412815940</text:p>
              </table:table-cell>
              <table:table-cell office:value-type="float" office:value="4528115554">
                <text:p>4528115554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317568625">
                <text:p>50317568625</text:p>
              </table:table-cell>
              <table:table-cell office:value-type="float" office:value="97470458573">
                <text:p>97470458573</text:p>
              </table:table-cell>
              <table:table-cell office:value-type="float" office:value="6779524738">
                <text:p>6779524738</text:p>
              </table:table-cell>
              <table:table-cell office:value-type="float" office:value="6953583334">
                <text:p>69535833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207cm" svg:height="6.748cm" xlink:href=".." xlink:type="simple" chart:class="chart:line" chart:style-name="ch1">
        <chart:title svg:x="2.53cm" svg:y="0.27cm" chart:style-name="ch2">
          <text:p>Tempo em função do tamanho</text:p>
        </chart:title>
        <chart:subtitle svg:x="2.94cm" svg:y="1.183cm" chart:style-name="ch3">
          <text:p>Algoritmo linha por linha - C++</text:p>
        </chart:subtitle>
        <chart:plot-area chart:style-name="ch4" table:cell-range-address="'exerc2.1 - c++'.C55:'exerc2.1 - c++'.D59" chart:data-source-has-labels="both" svg:x="1.235cm" svg:y="2cm" svg:width="9.748cm" svg:height="3.633cm">
          <chartooo:coordinate-region svg:x="2.042cm" svg:y="2.199cm" svg:width="8.291cm" svg:height="2.787cm"/>
          <chart:axis chart:dimension="x" chart:name="primary-x" chart:style-name="ch5" chartooo:axis-type="auto">
            <chartooo:date-scale/>
            <chart:title svg:x="4.663cm" svg:y="5.767cm" chart:style-name="ch6">
              <text:p>Tamanho da matriz</text:p>
            </chart:title>
            <chart:categories table:cell-range-address="'exerc2.1 - c++'.C56:'exerc2.1 - c++'.C59"/>
          </chart:axis>
          <chart:axis chart:dimension="y" chart:name="primary-y" chart:style-name="ch5">
            <chart:title svg:x="0.451cm" svg:y="5.752cm" chart:style-name="ch7">
              <text:p>Tempo de processamento</text:p>
            </chart:title>
            <chart:grid chart:style-name="ch8" chart:class="major"/>
          </chart:axis>
          <chart:series chart:style-name="ch9" chart:values-cell-range-address="'exerc2.1 - c++'.D56:'exerc2.1 - c++'.D59" chart:label-cell-address="'exerc2.1 - c++'.D55:'exerc2.1 - c++'.D55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</text:p>
                <draw:g>
                  <svg:desc>'exerc2.1 - c++'.D55:'exerc2.1 - c++'.D5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'exerc2.1 - c++'.C56:'exerc2.1 - c++'.C59</svg:desc>
                </draw:g>
              </table:table-cell>
              <table:table-cell office:value-type="float" office:value="49.092">
                <text:p>49.092</text:p>
                <draw:g>
                  <svg:desc>'exerc2.1 - c++'.D56:'exerc2.1 - c++'.D59</svg:desc>
                </draw:g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166.394">
                <text:p>166.39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91.648">
                <text:p>391.648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783.672">
                <text:p>783.67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